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b232c" officeooo:paragraph-rsid="001b232c"/>
    </style:style>
    <style:style style:name="P2" style:family="paragraph" style:parent-style-name="Text_20_body">
      <style:text-properties officeooo:paragraph-rsid="001b232c"/>
    </style:style>
    <style:style style:name="P3" style:family="paragraph" style:parent-style-name="Title">
      <style:text-properties officeooo:rsid="001b232c" officeooo:paragraph-rsid="001b232c"/>
    </style:style>
    <style:style style:name="P4" style:family="paragraph" style:parent-style-name="Heading_20_2">
      <style:text-properties officeooo:rsid="001b232c" officeooo:paragraph-rsid="001b232c"/>
    </style:style>
    <style:style style:name="P5" style:family="paragraph" style:parent-style-name="Text_20_body">
      <style:text-properties officeooo:rsid="001be7e6" officeooo:paragraph-rsid="001be7e6"/>
    </style:style>
    <style:style style:name="P6" style:family="paragraph" style:parent-style-name="Text_20_body">
      <style:text-properties officeooo:paragraph-rsid="001be7e6"/>
    </style:style>
    <style:style style:name="P7" style:family="paragraph" style:parent-style-name="Heading_20_3">
      <style:text-properties officeooo:rsid="001b232c" officeooo:paragraph-rsid="001b232c"/>
    </style:style>
    <style:style style:name="T1" style:family="text">
      <style:text-properties officeooo:rsid="001be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tokoll</text:p>
      <text:p text:style-name="P1"/>
      <text:h text:style-name="P4" text:outline-level="2">Teilnehmer:</text:h>
      <text:p text:style-name="P6"><text:span text:style-name="T1">Louisa Spahl<text:line-break/>Tim Hartig<text:line-break/>Fabian Pfaff<text:line-break/>Daniel Hofmeister (Protkollführer)</text:span></text:p>
      <text:h text:style-name="P4" text:outline-level="2">Besprechungspunkte:</text:h>
      <text:p text:style-name="P5">Präsentation "Betrachtung der verschiedenen Cloud Angebote am Markt 1 – SaaS"</text:p>
      <text:p text:style-name="P6"><text:span text:style-name="T1">3. Praktikum</text:span></text:p>
      <text:h text:style-name="P4" text:outline-level="2">Protkollergebniss:</text:h>
      <text:p text:style-name="P2"/>
      <text:p text:style-name="P2"/>
      <text:p text:style-name="P2"/>
      <text:h text:style-name="P7" text:outline-level="3">Punkte für nächste Besprechung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text:tab/><text:tab/><text:date style:data-style-name="N84" text:date-value="2015-04-22T09:11:19.371682810">2015-04-22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4S</meta:editing-duration>
    <meta:editing-cycles>4</meta:editing-cycles>
    <meta:generator>LibreOffice/4.2.7.2$Linux_X86_64 LibreOffice_project/420m0$Build-2</meta:generator>
    <dc:date>2015-04-22T09:11:19.354049525</dc:date>
    <dc:creator>daniel </dc:creator>
    <meta:document-statistic meta:table-count="0" meta:image-count="0" meta:object-count="0" meta:page-count="1" meta:paragraph-count="9" meta:word-count="30" meta:character-count="257" meta:non-whitespace-character-count="233"/>
    <meta:user-defined meta:name="Info 1"/>
    <meta:user-defined meta:name="Info 2"/>
    <meta:user-defined meta:name="Info 3"/>
    <meta:user-defined meta:name="Info 4"/>
  </office:meta>
</office:document-meta>
</file>